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Preformatted_20_Text">
      <style:paragraph-properties fo:line-height="115%" fo:text-align="justify" style:justify-single-word="false"/>
      <style:text-properties officeooo:rsid="001c9f4c" officeooo:paragraph-rsid="001c9f4c"/>
    </style:style>
    <style:style style:name="P2" style:family="paragraph" style:parent-style-name="Preformatted_20_Text">
      <style:paragraph-properties fo:margin-top="0cm" fo:margin-bottom="0.499cm" loext:contextual-spacing="false" fo:line-height="115%" fo:text-align="justify" style:justify-single-word="false"/>
    </style:style>
    <style:style style:name="P3" style:family="paragraph" style:parent-style-name="Heading_20_3">
      <style:paragraph-properties fo:line-height="115%" fo:text-align="justify" style:justify-single-word="false"/>
      <style:text-properties officeooo:rsid="001c9f4c" officeooo:paragraph-rsid="001c9f4c"/>
    </style:style>
    <style:style style:name="P4" style:family="paragraph" style:parent-style-name="Standard">
      <style:paragraph-properties fo:line-height="115%" fo:text-align="justify" style:justify-single-word="false"/>
      <style:text-properties officeooo:rsid="001c9f4c" officeooo:paragraph-rsid="001c9f4c"/>
    </style:style>
    <style:style style:name="P5" style:family="paragraph" style:parent-style-name="Standard">
      <style:paragraph-properties fo:line-height="115%" fo:text-align="justify" style:justify-single-word="false"/>
      <style:text-properties officeooo:rsid="001ecdaf" officeooo:paragraph-rsid="001ecdaf"/>
    </style:style>
    <style:style style:name="P6" style:family="paragraph" style:parent-style-name="Standard">
      <style:paragraph-properties fo:line-height="115%" fo:text-align="justify" style:justify-single-word="false"/>
      <style:text-properties fo:font-size="16pt" style:text-underline-style="solid" style:text-underline-width="auto" style:text-underline-color="font-color" fo:font-weight="bold" officeooo:rsid="001c9f4c" officeooo:paragraph-rsid="001c9f4c" style:font-size-asian="16pt" style:font-weight-asian="bold" style:font-size-complex="16pt" style:font-weight-complex="bold"/>
    </style:style>
    <style:style style:name="P7" style:family="paragraph" style:parent-style-name="Standard">
      <style:paragraph-properties fo:line-height="115%" fo:text-align="justify" style:justify-single-word="false"/>
    </style:style>
    <style:style style:name="P8" style:family="paragraph" style:parent-style-name="Text_20_body">
      <style:paragraph-properties fo:line-height="115%" fo:text-align="justify" style:justify-single-word="false"/>
      <style:text-properties officeooo:rsid="001db240" officeooo:paragraph-rsid="001db240"/>
    </style:style>
    <style:style style:name="P9" style:family="paragraph" style:parent-style-name="Text_20_body">
      <style:paragraph-properties fo:line-height="115%" fo:text-align="justify" style:justify-single-word="false"/>
      <style:text-properties officeooo:rsid="001ec51b" officeooo:paragraph-rsid="001ec51b"/>
    </style:style>
    <style:style style:name="P10" style:family="paragraph" style:parent-style-name="Text_20_body">
      <style:paragraph-properties fo:line-height="115%" fo:text-align="justify" style:justify-single-word="false"/>
      <style:text-properties officeooo:rsid="001ecff9" officeooo:paragraph-rsid="001ecff9"/>
    </style:style>
    <style:style style:name="P11" style:family="paragraph" style:parent-style-name="Text_20_body">
      <style:paragraph-properties fo:line-height="115%" fo:text-align="justify" style:justify-single-word="false"/>
    </style:style>
    <style:style style:name="P12" style:family="paragraph" style:parent-style-name="Text_20_body">
      <style:paragraph-properties fo:margin-top="0cm" fo:margin-bottom="0.146cm" loext:contextual-spacing="false" fo:line-height="115%" fo:text-align="justify" style:justify-single-word="false"/>
    </style:style>
    <style:style style:name="T1" style:family="text">
      <style:text-properties fo:color="#ff3333" fo:font-weight="bold" style:font-weight-asian="bold" style:font-weight-complex="bold"/>
    </style:style>
    <style:style style:name="T2" style:family="text">
      <style:text-properties fo:color="#ff3333" fo:font-weight="bold" officeooo:rsid="001ecff9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00cc00" fo:font-weight="bold" style:font-weight-asian="bold" style:font-weight-complex="bold"/>
    </style:style>
    <style:style style:name="T5" style:family="text">
      <style:text-properties fo:color="#993366" fo:font-weight="bold" style:font-weight-asian="bold" style:font-weight-complex="bold"/>
    </style:style>
    <style:style style:name="T6" style:family="text">
      <style:text-properties fo:color="#000000"/>
    </style:style>
    <style:style style:name="T7" style:family="text">
      <style:text-properties fo:color="#000000" fo:font-weight="bold" style:font-weight-asian="bold" style:font-weight-complex="bold"/>
    </style:style>
    <style:style style:name="T8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9" style:family="text">
      <style:text-properties fo:color="#000000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10" style:family="text">
      <style:text-properties fo:color="#000000" style:text-underline-style="solid" style:text-underline-width="auto" style:text-underline-color="font-color" fo:font-weight="bold" style:font-weight-asian="bold" style:font-weight-complex="bold"/>
    </style:style>
    <style:style style:name="T11" style:family="text">
      <style:text-properties fo:color="#000000" style:text-underline-style="solid" style:text-underline-width="auto" style:text-underline-color="font-color" fo:font-weight="normal" style:font-weight-asian="normal" style:font-weight-complex="normal"/>
    </style:style>
    <style:style style:name="T12" style:family="text">
      <style:text-properties fo:color="#000000" fo:font-weight="normal" style:font-weight-asian="normal" style:font-weight-complex="normal"/>
    </style:style>
    <style:style style:name="T13" style:family="text">
      <style:text-properties officeooo:rsid="001db240"/>
    </style:style>
    <style:style style:name="T14" style:family="text">
      <style:text-properties officeooo:rsid="001ec51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5">POUR VOUS AIDER !! </text:p>
      <text:p text:style-name="P7"/>
      <text:p text:style-name="P4">Afin de rendre nos programmes plus interactif , il est de bon ton de pouvoir interagir avec ceux-ci. </text:p>
      <text:p text:style-name="P4">Je vous tranferts ce document qui expliquera comment utiliser .</text:p>
      <text:p text:style-name="P4"/>
      <text:p text:style-name="P4">j’espère que vous allez bien le maitriser .</text:p>
      <text:p text:style-name="P4"/>
      <text:p text:style-name="P6">Classe Scanner </text:p>
      <text:p text:style-name="P4"/>
      <text:p text:style-name="P4">Pour que Java puisse lire ce que nous tapons au clavier, vous allez devoir utiliser un objet de type <text:span text:style-name="Source_20_Text">Scanner</text:span>. </text:p>
      <text:p text:style-name="P4"/>
      <text:p text:style-name="P4">Quand on utilise System.out.println() ; )==&gt; <text:s/>la méthode <text:span text:style-name="Source_20_Text">println()</text:span> sur la sortie standard ;</text:p>
      <text:p text:style-name="P4"><text:s/>ici, on va <text:s/>utiliser l'entrée standard <text:span text:style-name="Source_20_Text">System.in</text:span>. Pour qu’on expliue au programme qu’il faut lire ce qu’on va aper au clavie.</text:p>
      <text:p text:style-name="P4"/>
      <text:p text:style-name="P1"><text:bookmark text:name="r-2180465"/><text:span text:style-name="Source_20_Text"><text:span text:style-name="T5">Scanner</text:span></text:span><text:span text:style-name="Source_20_Text"> clavier <text:s/>= </text:span><text:span text:style-name="Source_20_Text"><text:span text:style-name="T5">new</text:span></text:span><text:span text:style-name="Source_20_Text"> Scanner(</text:span><text:span text:style-name="Source_20_Text"><text:span text:style-name="T4">System.in</text:span></text:span><text:span text:style-name="Source_20_Text">); <text:s/></text:span><text:span text:style-name="Source_20_Text"><text:span text:style-name="T1">// je declare l’objet clavier juste un nom significatif pour moi , que la valeur du variable vient du clavier !! enfi</text:span></text:span><text:span text:style-name="Source_20_Text"><text:span text:style-name="T2">N</text:span></text:span><text:span text:style-name="Source_20_Text"><text:span text:style-name="T1"> d’utilisateur … </text:span></text:span></text:p>
      <text:p text:style-name="P1"><text:span text:style-name="Source_20_Text"><text:span text:style-name="T1"/></text:span></text:p>
      <text:p text:style-name="P1"><text:span text:style-name="Source_20_Text"><text:span text:style-name="T12">cette ligne ne suffit pas … cette classe Scanner </text:span></text:span><text:span text:style-name="Source_20_Text"><text:span text:style-name="T9">«  n’est pas a nous »</text:span></text:span><text:span text:style-name="Source_20_Text"><text:span text:style-name="T7"> .. </text:span></text:span><text:span text:style-name="Source_20_Text"><text:span text:style-name="T12">c’est a Java <text:s/>, alors il faut</text:span></text:span><text:span text:style-name="Source_20_Text"><text:span text:style-name="T7"> </text:span></text:span><text:span text:style-name="Source_20_Text"><text:span text:style-name="T10">appeler</text:span></text:span><text:span text:style-name="Source_20_Text"><text:span text:style-name="T7"> </text:span></text:span><text:span text:style-name="Source_20_Text"><text:span text:style-name="T12">ou plutot </text:span></text:span><text:span text:style-name="Source_20_Text"><text:span text:style-name="T10">importer</text:span></text:span><text:span text:style-name="Source_20_Text"><text:span text:style-name="T12"> cette classe ou elle se trouve .</text:span></text:span></text:p>
      <text:p text:style-name="P1"><text:span text:style-name="Source_20_Text"><text:span text:style-name="T7"/></text:span></text:p>
      <text:p text:style-name="P1"><text:span text:style-name="Source_20_Text"><text:span text:style-name="T7"/></text:span></text:p>
      <text:p text:style-name="P1"><text:span text:style-name="Source_20_Text"><text:span text:style-name="T12">Cette classe est dans</text:span></text:span><text:span text:style-name="Source_20_Text"><text:span text:style-name="T7"> java.util </text:span></text:span></text:p>
      <text:p text:style-name="P1"><text:span text:style-name="Source_20_Text"><text:span text:style-name="T7"/></text:span></text:p>
      <text:p text:style-name="P1"><text:span text:style-name="Source_20_Text"><text:span text:style-name="T12">il y a deux choix ici</text:span></text:span><text:span text:style-name="Source_20_Text"><text:span text:style-name="T7"> :</text:span></text:span></text:p>
      <text:p text:style-name="P1"><text:span text:style-name="Source_20_Text"><text:span text:style-name="T7"><text:s/></text:span></text:span><text:span text:style-name="Source_20_Text"><text:span text:style-name="T12">on ecrit</text:span></text:span><text:span text:style-name="Source_20_Text"><text:span text:style-name="T7"> </text:span></text:span></text:p>
      <text:p text:style-name="P1"><text:span text:style-name="Source_20_Text"><text:span text:style-name="T7">import java.util.Scanner ;</text:span></text:span></text:p>
      <text:p text:style-name="P1"><text:span text:style-name="Source_20_Text"><text:span text:style-name="T7"/></text:span></text:p>
      <text:p text:style-name="P1"><text:span text:style-name="Source_20_Text"><text:span text:style-name="T12">ou egalement </text:span></text:span></text:p>
      <text:p text:style-name="P1"><text:span text:style-name="Source_20_Text"><text:span text:style-name="T7">import java.util.* ;</text:span></text:span></text:p>
      <text:p text:style-name="P1"><text:span text:style-name="Source_20_Text"><text:span text:style-name="T7"/></text:span></text:p>
      <text:p text:style-name="P1"><text:span text:style-name="Source_20_Text"><text:span text:style-name="T7">mais c’est quoi la difference ??</text:span></text:span></text:p>
      <text:p text:style-name="P1"><text:span text:style-name="Source_20_Text"><text:span text:style-name="T7"/></text:span></text:p>
      <text:p text:style-name="P1"><text:span text:style-name="Source_20_Text"><text:span text:style-name="T7">est bien c’est simple .. </text:span></text:span></text:p>
      <text:p text:style-name="P1"><text:span text:style-name="Source_20_Text"><text:span text:style-name="T7"/></text:span></text:p>
      <text:p text:style-name="P1"><text:span text:style-name="Source_20_Text"><text:span text:style-name="T12">la premiere on fait appel </text:span></text:span><text:span text:style-name="Source_20_Text"><text:span text:style-name="T10">que</text:span></text:span><text:span text:style-name="Source_20_Text"><text:span text:style-name="T12"> d</text:span></text:span><text:span text:style-name="Source_20_Text"><text:span text:style-name="T7">e la classe Scanner et ses methodes .</text:span></text:span></text:p>
      <text:p text:style-name="P1"><text:span text:style-name="Source_20_Text"><text:span text:style-name="T7"/></text:span></text:p>
      <text:p text:style-name="P1"><text:span text:style-name="Source_20_Text"><text:span text:style-name="T12">La deuxieme ou fait appel a</text:span></text:span><text:span text:style-name="Source_20_Text"><text:span text:style-name="T7"> Scanner et a toutes les classes sous util . </text:span></text:span></text:p>
      <text:p text:style-name="P1"><text:span text:style-name="Source_20_Text"><text:span text:style-name="T7"/></text:span></text:p>
      <text:p text:style-name="P1"><text:span text:style-name="Source_20_Text"><text:span text:style-name="T12">Et</text:span></text:span><text:span text:style-name="Source_20_Text"><text:span text:style-name="T7"> OUI util </text:span></text:span><text:span text:style-name="Source_20_Text"><text:span text:style-name="T12">contient d’autres classes que</text:span></text:span><text:span text:style-name="Source_20_Text"><text:span text:style-name="T7"> Scanner.</text:span></text:span></text:p>
      <text:p text:style-name="P1"><text:span text:style-name="Source_20_Text"><text:span text:style-name="T7"/></text:span></text:p>
      <text:p text:style-name="P1"><text:span text:style-name="Source_20_Text"><text:span text:style-name="T1">On peut l’imaginer comme une bibliotheque et util est un rayon et scanner est un livre .. </text:span></text:span></text:p>
      <text:p text:style-name="P1"><text:span text:style-name="Source_20_Text"><text:span text:style-name="T1"/></text:span></text:p>
      <text:p text:style-name="P1"><text:span text:style-name="Source_20_Text"><text:span text:style-name="T1">donc le rayon util est contient bien donc d’autres livres .</text:span></text:span><text:span text:style-name="Source_20_Text"><text:span text:style-name="T7">. </text:span></text:span></text:p>
      <text:p text:style-name="P1"><text:span text:style-name="Source_20_Text"><text:span text:style-name="T7"/></text:span></text:p>
      <text:h text:style-name="P3" text:outline-level="3"><text:bookmark text:name="r-20614"/><text:soft-page-break/><text:span text:style-name="Source_20_Text"><text:span text:style-name="T7">Récupérer ce que vous tapez</text:span></text:span></text:h>
      <text:p text:style-name="P11"><text:bookmark text:name="r-2180477"/>Voici l'instruction pour permettre à Java de récupérer ce que vous avez saisi pour ensuite l'afficher :</text:p>
      <text:p text:style-name="P2"><text:bookmark text:name="r-2180478"/><text:span text:style-name="Source_20_Text">Scanner </text:span><text:span text:style-name="Source_20_Text"><text:span text:style-name="T13">clavier</text:span></text:span><text:span text:style-name="Source_20_Text"> = new Scanner(System.in);</text:span></text:p>
      <text:p text:style-name="P2"><text:bookmark text:name="r-21804781"/><text:span text:style-name="Source_20_Text">System.out.println("Veuillez saisir un mot :");</text:span></text:p>
      <text:p text:style-name="P2"><text:bookmark text:name="r-21804782"/><text:span text:style-name="Source_20_Text">String </text:span><text:span text:style-name="Source_20_Text"><text:span text:style-name="T13">chaine</text:span></text:span><text:span text:style-name="Source_20_Text"> = </text:span><text:span text:style-name="Source_20_Text"><text:span text:style-name="T13">clavier</text:span></text:span><text:span text:style-name="Source_20_Text">.nextLine();</text:span></text:p>
      <text:p text:style-name="P2"><text:bookmark text:name="r-21804783"/><text:span text:style-name="Source_20_Text">System.out.println("Vous avez saisi : " + </text:span><text:span text:style-name="Source_20_Text"><text:span text:style-name="T13">chaine</text:span></text:span><text:span text:style-name="Source_20_Text">);</text:span></text:p>
      <text:p text:style-name="P12"><text:bookmark text:name="r-2180479"/>Une fois l'application lancée, le message que vous avez écrit <text:span text:style-name="T13">sera </text:span><text:s/><text:span text:style-name="T13">affiché</text:span> dans la console.</text:p>
      <text:p text:style-name="P11"/>
      <text:p text:style-name="P11"/>
      <text:p text:style-name="P8">La bonne nouvelle : cette saisie s’applique sur tout les variables java :</text:p>
      <text:p text:style-name="P8"/>
      <text:p text:style-name="P8">byte <text:s/>→ byte a ; <text:s text:c="2"/>a= clavier.nextByte() ;</text:p>
      <text:p text:style-name="P8">int → <text:s/>int b ; b = clavier.nextInt() ;</text:p>
      <text:p text:style-name="P8">long → long l ; l = clavier.nextLong() ;</text:p>
      <text:p text:style-name="P8">float <text:s/>→ float <text:s/>f  ; <text:s/>f = clavier.nextFloat() ;</text:p>
      <text:p text:style-name="P8">double → <text:s text:c="2"/>double d ; d = clavier.nextDouble() ;</text:p>
      <text:p text:style-name="P8">short → short s ; s = clavier.nextShort() ;</text:p>
      <text:p text:style-name="P8">String <text:s/>→ String str ; str = clavier.nextL<text:span text:style-name="T14">ine() ;</text:span></text:p>
      <text:p text:style-name="P8"/>
      <text:p text:style-name="P9">et encore d’atres bonnes nouvelles : il exist plein methodes que nous aiderons a simplifier le travail .</text:p>
      <text:p text:style-name="P10">Je vous les explique dans un prochain document .</text:p>
      <text:p text:style-name="P9"/>
      <text:p text:style-name="P1"><text:span text:style-name="Source_20_Text"><text:span text:style-name="T7"/></text:span></text:p>
      <text:p text:style-name="P1"><text:span text:style-name="Source_20_Text"><text:span text:style-name="T7"/></text:span></text:p>
      <text:p text:style-name="P1"><text:span text:style-name="Source_20_Text"><text:span text:style-name="T1"/></text:span>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WenQuanYi Micro Hei" style:font-family-asian="'WenQuanYi Micro Hei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1T16:27:12.605572474</meta:creation-date>
    <dc:date>2018-12-01T17:10:50.686303759</dc:date>
    <meta:editing-duration>PT9M10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2" meta:paragraph-count="40" meta:word-count="418" meta:character-count="2359" meta:non-whitespace-character-count="1949"/>
  </office:meta>
</office:document-meta>
</file>